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7cae1" officeooo:paragraph-rsid="0017cae1" style:font-weight-asian="normal" style:font-weight-complex="normal"/>
    </style:style>
    <style:style style:name="P14" style:family="paragraph" style:parent-style-name="Text_20_body">
      <style:text-properties officeooo:paragraph-rsid="00037a3f"/>
    </style:style>
    <style:style style:name="P15" style:family="paragraph" style:parent-style-name="Text_20_body">
      <style:text-properties fo:font-weight="bold" officeooo:rsid="0003c90c" officeooo:paragraph-rsid="0003c90c" style:font-weight-asian="bold" style:font-weight-complex="bold"/>
    </style:style>
    <style:style style:name="P16" style:family="paragraph" style:parent-style-name="Text_20_body">
      <style:paragraph-properties fo:text-align="justify" style:justify-single-word="false"/>
      <style:text-properties fo:language="en" fo:country="US" fo:font-weight="normal" officeooo:rsid="00186f1b" officeooo:paragraph-rsid="00186f1b" style:font-weight-asian="normal" style:font-weight-complex="normal"/>
    </style:style>
    <style:style style:name="P17" style:family="paragraph" style:parent-style-name="Text_20_body">
      <style:paragraph-properties fo:text-align="justify" style:justify-single-word="false"/>
      <style:text-properties fo:language="en" fo:country="US" fo:font-weight="normal" officeooo:rsid="0018a394" officeooo:paragraph-rsid="0018a394" style:font-weight-asian="normal" style:font-weight-complex="normal"/>
    </style:style>
    <style:style style:name="P18" style:family="paragraph" style:parent-style-name="Text_20_body">
      <style:paragraph-properties fo:text-align="justify" style:justify-single-word="false"/>
      <style:text-properties fo:language="en" fo:country="US" fo:font-weight="normal" officeooo:rsid="001b22be" officeooo:paragraph-rsid="001b22be" style:font-weight-asian="normal" style:font-weight-complex="normal"/>
    </style:style>
    <style:style style:name="P19" style:family="paragraph" style:parent-style-name="Text_20_body">
      <style:paragraph-properties fo:text-align="justify" style:justify-single-word="false"/>
      <style:text-properties fo:language="en" fo:country="US" fo:font-weight="normal" officeooo:rsid="001e662b" officeooo:paragraph-rsid="001e662b" style:font-weight-asian="normal" style:font-weight-complex="normal"/>
    </style:style>
    <style:style style:name="P20"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style:font-style-asian="italic" style:font-style-complex="italic"/>
    </style:style>
    <style:style style:name="T9" style:family="text">
      <style:text-properties fo:font-style="italic" officeooo:rsid="000e0b97"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e0b97" style:font-style-asian="normal" style:font-style-complex="normal"/>
    </style:style>
    <style:style style:name="T12" style:family="text">
      <style:text-properties fo:font-style="normal" officeooo:rsid="000e1fea" style:font-style-asian="normal" style:font-style-complex="normal"/>
    </style:style>
    <style:style style:name="T13" style:family="text">
      <style:text-properties fo:font-style="normal" officeooo:rsid="000f2004" style:font-style-asian="normal" style:font-style-complex="normal"/>
    </style:style>
    <style:style style:name="T14" style:family="text">
      <style:text-properties fo:font-style="normal" officeooo:rsid="00100329" style:font-style-asian="normal" style:font-style-complex="normal"/>
    </style:style>
    <style:style style:name="T15" style:family="text">
      <style:text-properties fo:font-style="normal" officeooo:rsid="00110941" style:font-style-asian="normal" style:font-style-complex="normal"/>
    </style:style>
    <style:style style:name="T16" style:family="text">
      <style:text-properties fo:font-style="normal" officeooo:rsid="0011fd56" style:font-style-asian="normal" style:font-style-complex="normal"/>
    </style:style>
    <style:style style:name="T17" style:family="text">
      <style:text-properties fo:font-style="normal" officeooo:rsid="001429d0" style:font-style-asian="normal" style:font-style-complex="normal"/>
    </style:style>
    <style:style style:name="T18" style:family="text">
      <style:text-properties fo:font-style="normal" officeooo:rsid="0014c6fe" style:font-style-asian="normal" style:font-style-complex="normal"/>
    </style:style>
    <style:style style:name="T19" style:family="text">
      <style:text-properties officeooo:rsid="0016be60"/>
    </style:style>
    <style:style style:name="T20" style:family="text">
      <style:text-properties officeooo:rsid="0017e915"/>
    </style:style>
    <style:style style:name="T21" style:family="text">
      <style:text-properties officeooo:rsid="001a53d7"/>
    </style:style>
    <style:style style:name="T22" style:family="text">
      <style:text-properties officeooo:rsid="001ccb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20" text:outline-level="2">CHAPTER <text:span text:style-name="T1">1</text:span></text:h>
      <text:p text:style-name="P14"/>
      <text:p text:style-name="P15"><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7">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9">Labour</text:span><text:span text:style-name="T11"> of his Body, and the </text:span><text:span text:style-name="T9">Work</text:span><text:span text:style-name="T11"> of his Hands, we may say, are properly his. Whatsoever then he removes out of the State that Nature hath provided, and left it in, he hath mixed his </text:span><text:span text:style-name="T9">Labour</text:span><text:span text:style-name="T11"> with, and joyned to it something that is his own, and thereby makes it his </text:span><text:span text:style-name="T9">Property.”</text:span><text:span text:style-name="T9"><text:note text:id="ftn4" text:note-class="footnote"><text:note-citation>4</text:note-citation><text:note-body><text:p text:style-name="Footnote"/></text:note-body></text:note></text:span><text:span text:style-name="T9"> </text:span><text:span text:style-name="T11">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8"><text:span text:style-name="T10">Natural rights arguments bridge the tension that is inherent in a patent system between capitalism's </text:span><text:soft-page-break/><text:span text:style-name="T10">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2">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2"><text:note text:id="ftn5" text:note-class="footnote"><text:note-citation>5</text:note-citation><text:note-body><text:p text:style-name="Footnote"/></text:note-body></text:note></text:span></text:p>
      <text:p text:style-name="P9"><text:span text:style-name="T10">But natural rights association of intellectual and physical property </text:span><text:span text:style-name="T13">is problematic. First, physical property is inherently </text:span><text:span text:style-name="T14">a zero-sumgame while knowledge is no. An owner of an ax loses his ability to user it when it is stolen. An inventor, however, can use his invention even when others duplicate it. The impact of technology piracy on the inventor is the loss </text:span><text:span text:style-name="T15">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0"><text:span text:style-name="T10">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6">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6">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6"><text:note text:id="ftn6" text:note-class="footnote"><text:note-citation>6</text:note-citation><text:note-body><text:p text:style-name="Footnote"/></text:note-body></text:note></text:span></text:p>
      <text:p text:style-name="P11"><text:span text:style-name="T16">S</text:span><text:span text:style-name="T10">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7">Success depended on the ability </text:span><text:span text:style-name="T18">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8"><text:note text:id="ftn7" text:note-class="footnote"><text:note-citation>7</text:note-citation><text:note-body><text:p text:style-name="Footnote"/></text:note-body></text:note></text:span></text:p>
      <text:p text:style-name="P12">Success in obtaining state-sanctioned monopoly depended on the ability of would-be patentees to persuade governmental bodies with coercive powers that the innovations they championed were in <text:span text:style-name="T19">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depended on the ability of first users to persuade society to coerce others to respect their monopoly.</text:span></text:p>
      <text:p text:style-name="P13">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13"><text:soft-page-break/>Early modern patent law did not distinguish between inventors on the one hand, and introducers of skills, devices, or processes from abroad on the other. In fact, in the precapitalist world, introducers enjoyed <text:span text:style-name="T20">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span></text:p>
      <text:p text:style-name="P16">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17">The English state did not grant patents to inventors until 1623, when James I issued the first 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0"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8">Liarder v. Johnson </text:span><text:span text:style-name="T10">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10"><text:note text:id="ftn9" text:note-class="footnote"><text:note-citation>10</text:note-citation><text:note-body><text:p text:style-name="Footnote"/></text:note-body></text:note></text:span></text:p>
      <text:p text:style-name="P17">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xt:soft-page-break/>technological advantage by preventing competitors <text:span text:style-name="T21">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span><text:span text:style-name="T21"><text:note text:id="ftn10" text:note-class="footnote"><text:note-citation>11</text:note-citation><text:note-body><text:p text:style-name="Footnote"/></text:note-body></text:note></text:span></text:p>
      <text:p text:style-name="P18">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ext:span text:style-name="T22">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raw materials, exotic foodstuffs, and slaves from Asia, Africa, and America for European manufactured goods.</text:span><text:span text:style-name="T22"><text:note text:id="ftn11" text:note-class="footnote"><text:note-citation>12</text:note-citation><text:note-body><text:p text:style-name="Footnote"/></text:note-body></text:note></text:span></text:p>
      <text:p text:style-name="P19">Industrialization coincided with the emergence of Great Britain as the mos powerful nation on the globe. Successive victories in a series of eighteenth-century colonial wars, climaxing in decisive triumph in the Seven Years War (known in America as the French and Indian War), left Britain in control of territories from India to North America. The accumulation of skilled laborers who manufactured good for export in the British Isles set the nation apart from its European competitors. To be sure, English and American manufacturing in the seventeenth and eighteenth centuries must not be confused with nineteenth-century machine-centered factories. It began as hand production at home organized in putting-out systems and gathered into centralized manufactories where, in time, machine production assumed center stage. Still, as early as the late seventeenth century, home-manufactured goods, primarily woolen textiles, dominated English exports. The trend accelerated in the eighteenth century as English exports. The trend accelerated in the eighteenth century as English exports. The trend accelerated in the eighteenth century as English manufactured leather goods, hardware, and tools reached markets all over the globe. The development of coal <text:s/>fuel technology allowed manufacturers to replace human and some animal energy with coal, providing a tremendous production boost. In the 1770s, with the beginning of modernization in the textile industry, the development of deep mines and large-scale metal fabrication, British engineers and artisans emerged as Europe's technological leaders not only in finished goods, but also in the crucial branch of machine making. Exports of manufactured goods accounted for 10 to 15 percent of the British gross domestic produ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12T16:19:30.632517339</dc:date>
    <dc:creator>Guillermo Lengemann</dc:creator>
    <meta:editing-duration>P4DT6H11M52S</meta:editing-duration>
    <meta:editing-cycles>14</meta:editing-cycles>
    <meta:generator>LibreOffice/4.3.0.4$Linux_X86_64 LibreOffice_project/62ad5818884a2fc2e5780dd45466868d41009ec0</meta:generator>
    <meta:document-statistic meta:table-count="0" meta:image-count="0" meta:object-count="0" meta:page-count="6" meta:paragraph-count="21" meta:word-count="3240" meta:character-count="21242" meta:non-whitespace-character-count="18022"/>
  </office:meta>
</office:document-meta>
</file>